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 style:list-style-name="L1">
      <style:graphic-properties fo:min-height="1.423cm"/>
      <style:paragraph-properties style:writing-mode="lr-tb"/>
    </style:style>
    <style:style style:name="pr7" style:family="presentation" style:parent-style-name="Обычный-title" style:list-style-name="L2">
      <style:graphic-properties fo:min-height="2.128cm"/>
      <style:paragraph-properties style:writing-mode="lr-tb"/>
    </style:style>
    <style:style style:name="pr8" style:family="presentation" style:parent-style-name="Обычный-title" style:list-style-name="L2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2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37cm"/>
      <style:paragraph-properties style:writing-mode="lr-tb"/>
    </style:style>
    <style:style style:name="pr12" style:family="presentation" style:parent-style-name="Обычный-title" style:list-style-name="L1">
      <style:graphic-properties fo:min-height="1.226cm"/>
      <style:paragraph-properties style:writing-mode="lr-tb"/>
    </style:style>
    <style:style style:name="pr13" style:family="presentation" style:parent-style-name="Обычный-title" style:list-style-name="L1">
      <style:graphic-properties fo:min-height="1.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top="0cm" fo:margin-bottom="0.5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5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3</text:span><text:span text:style-name="T1"><text:line-break/></text:span><text:span text:style-name="T1">SOFTWARE CONSTRUCTIO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2">Связь с другими областями знаний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Термин «разработка ПО» относится к <text:span text:style-name="T3">детальному</text:span> созданию <text:span text:style-name="T3">работающего</text:span> ПО посредством сочетания кодирования, верификации, <text:span text:style-name="T3">модульного</text:span> тестирования, <text:span text:style-name="T3">интеграционного</text:span> тестирования и отладки.</text:p>
            <text:p text:style-name="P4"><text:span text:style-name="T4">Область знаний по созданию ПО тесно связана с областями проектирования ПО, тестирования ПО, управления конфигурацией ПО, качества ПО, основ компьютерных наук, </text:span>управления проектами.</text:p>
            <text:p>Разработка ПО использует выходные данные проектирования и предоставляет входные данные для тестирования.</text:p>
            <text:p>На протяжении всего процесса разработки инженеры проводят модульное интеграционное тестирование результатов работы.</text:p>
            <text:p>Разработка ПО обычно создает большое количество элементов конфигурации, которыми необходимо управлять в проекте (исходные файлы, документация, тестовые примеры и т.д.).</text:p>
            <text:p>Качество ПО важно во всех областях знаний, и область разработки ПО не является исключением.</text:p>
            <text:p>Разработка ПО требует знания алгоритмов и методов кодирования, а также основ управления проектам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1.203cm" presentation:class="title" presentation:user-transformed="true">
          <draw:text-box>
            <text:p text:style-name="P5"><text:span text:style-name="T2">Основы разработки ПО</text:span></text:p>
          </draw:text-box>
        </draw:frame>
        <draw:frame presentation:style-name="pr5" draw:text-style-name="P1" draw:layer="layout" svg:width="25.199cm" svg:height="11cm" svg:x="1.4cm" svg:y="3.9cm" presentation:class="outline" presentation:user-transformed="true">
          <draw:text-box>
            <text:p>Основные принципы разработки ПО:</text:p>
            <text:list text:style-name="L2">
              <text:list-item>
                <text:p>минимизация сложности</text:p>
              </text:list-item>
              <text:list-item>
                <text:p>прогнозирование изменений</text:p>
              </text:list-item>
              <text:list-item>
                <text:p>разработка для верификации</text:p>
              </text:list-item>
              <text:list-item>
                <text:p>повторное использование</text:p>
              </text:list-item>
              <text:list-item>
                <text:p>использование стандартов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2.128cm" svg:x="1.4cm" svg:y="0.606cm" presentation:class="title" presentation:user-transformed="true">
          <draw:text-box>
            <text:p text:style-name="P5">Минимизация сложности</text:p>
          </draw:text-box>
        </draw:frame>
        <draw:frame presentation:style-name="pr5" draw:text-style-name="P9" draw:layer="layout" svg:width="25.199cm" svg:height="10.837cm" svg:x="1.4cm" svg:y="3.79cm" presentation:class="outline" presentation:user-transformed="true">
          <draw:text-box>
            <text:p text:style-name="P8"><text:span text:style-name="T4">Способность людей сохранять сложные структуры и информацию в памяти </text:span>в течение длительных периодов времени ограничена. Это диктует необходимость минимизации сложности.</text:p>
            <text:p text:style-name="P8"><text:span text:style-name="T4">Необходимость </text:span>минимизации сложности применима ко всем аспектам создания ПО и особенно важна при тестирования кода.</text:p>
            <text:p text:style-name="P8">Снижение сложности достигается за счет того, что особое внимание уделяется созданию простого и удобочитаемого кода. Это достигается за счет использования стандартов, модульного проектирования и других методов. Это также поддерживается методами контроля качества, ориентированными на разработку.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5">Прогнозирование изменений </text:span></text:p>
          </draw:text-box>
        </draw:frame>
        <draw:frame presentation:style-name="pr5" draw:text-style-name="P1" draw:layer="layout" svg:width="25.199cm" svg:height="10.901cm" svg:x="1.4cm" svg:y="3.685cm" presentation:class="outline" presentation:user-transformed="true">
          <draw:text-box>
            <text:p text:style-name="P8">Большая часть программного обеспечения со временем меняется, также меняется среда выполнения кода. Ожидание изменений определяет многие аспекты разработки ПО.</text:p>
            <text:p text:style-name="P12">Предвидение изменений помогает разработчикам создавать расширяемое программное обеспечение. Это означает, что они могут совершенствовать программный продукт, не нарушая базовую структуру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8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Разработка для верификации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 text:style-name="P12">Разработка для верификации означает создание ПО таким образом, чтобы ошибки могли быть легко обнаружены разработчиками, тестировщиками и пользователями во время тестирования и эксплуатации.</text:p>
            <text:p text:style-name="P12"><text:span text:style-name="T4">Конкретные методы, поддерживающие разработку для </text:span>верификации, включают:</text:p>
            <text:list text:style-name="L2">
              <text:list-item>
                <text:p text:style-name="P12">следование стандартам кодирования</text:p>
              </text:list-item>
              <text:list-item>
                <text:p text:style-name="P12">обзоры кода</text:p>
              </text:list-item>
              <text:list-item>
                <text:p text:style-name="P12">модульное тестирование</text:p>
              </text:list-item>
              <text:list-item>
                <text:p text:style-name="P12">ограничение использования сложных и труднопонятных языковых структур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9" draw:text-style-name="P13" draw:layer="layout" svg:width="25.199cm" svg:height="1.372cm" svg:x="1.4cm" svg:y="1.028cm" presentation:class="title" presentation:user-transformed="true">
          <draw:text-box>
            <text:p text:style-name="P5"><text:span text:style-name="T5">Повторное использование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Использование <text:span text:style-name="T3">существующих</text:span> ресурсов для решения различных задач. Ресурсы, которые используются повторно, включают библиотеки, модули, компоненты, исходный код и коммерческие готовые ресурсы (COTS).</text:p>
            <text:p>Систематическое повторное использование может обеспечить значительное повышение производительности, качества и уменьшение стоимости программного обеспечения.</text:p>
            <text:p>Повторное использование часто выходит за рамки проектов, т. е. повторно используемые объекты могут быть построены в других проектах или даже организациях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0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Использование стандартов</text:span></text:p>
          </draw:text-box>
        </draw:frame>
        <draw:frame presentation:style-name="pr5" draw:text-style-name="P1" draw:layer="layout" svg:width="25.199cm" svg:height="12cm" svg:x="1.4cm" svg:y="2.5cm" presentation:class="outline" presentation:user-transformed="true">
          <draw:text-box>
            <text:p>Применение стандартов разработки во время строительства помогает достичь целей проекта по эффективности, качеству и стоимости.</text:p>
            <text:p>В частности, выбор допустимых подмножеств языков программирования и стандартов использования является важным фактором в достижении более высокой безопасности.</text:p>
            <text:p>Стандарты, которые непосредственно влияют на процессы разработки, включают:</text:p>
            <text:list text:style-name="L2">
              <text:list-item>
                <text:p>методы коммуникации (например, стандарты для форматов и содержимого документов)</text:p>
              </text:list-item>
              <text:list-item>
                <text:p>языки программирования (например, языковые стандарты для таких языков, как Java и C++)</text:p>
              </text:list-item>
              <text:list-item>
                <text:p>стандарты кодирования (например, соглашения об именовании и отступах)</text:p>
              </text:list-item>
              <text:list-item>
                <text:p>платформы (например, стандарты интерфейса для вызовов операционной системы)</text:p>
              </text:list-item>
              <text:list-item>
                <text:p>инструменты (например, стандартные нотации, такие как UML (Unified Modeling Language)).</text:p>
              </text:list-item>
            </text:list>
            <text:p>Внешние стандарты поступают из многочисленных источников, включая спецификации аппаратных и программных интерфейсов (такие как Object Management Group (OMG)) и международных организаций (таких как IEEE или ISO).</text:p>
            <text:p>Внутренние стандарты могут создаваться на корпоративном уровне или для использования в конкретных проектах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1" draw:text-style-name="P14" draw:layer="layout" svg:width="25.199cm" svg:height="1.423cm" svg:x="1.4cm" svg:y="0.585cm" presentation:class="title" presentation:user-transformed="true">
          <draw:text-box>
            <text:p text:style-name="P14"><text:span text:style-name="T2">Управление разработкой</text:span></text:p>
          </draw:text-box>
        </draw:frame>
        <draw:frame presentation:style-name="pr5" draw:layer="layout" svg:width="25.199cm" svg:height="10.509cm" svg:x="1.4cm" svg:y="4.32cm" presentation:class="outline" presentation:user-transformed="true">
          <draw:text-box>
            <text:p><text:span text:style-name="T4">Было создано множество моделей</text:span> разработки ПО.</text:p>
            <text:p>Некоторые модели более линейны с точки зрения построения — например, модели жизненного цикла водопада и поэтапной доставки. В этих моделях разработка рассматривается как деятельность, которая выполняется только после завершения предварительных работ, включая разработку подробных требований, проектирование и детальное планирование. В этих моделях основной акцент при разработке делается на кодирование.</text:p>
            <text:p>Другие модели более итеративны, такие как эволюционное прототипирование и гибкая разработка. Эти подходы рассматривают разработку как деятельность, которая выполняется одновременно с другими видами деятельности по разработке ПО (включая требования, проектирование и планирование) или перекрывается с ними.</text:p>
            <text:p>Следовательно, конкретные действия процесса разработки в некоторой степени определяются выбором модели жизненного цикла.</text:p>
            <text:p/>
          </draw:text-box>
        </draw:frame>
        <draw:frame presentation:style-name="pr12" draw:text-style-name="P15" draw:layer="layout" svg:width="25.199cm" svg:height="1.267cm" svg:x="1.301cm" svg:y="2.398cm" presentation:class="title" presentation:user-transformed="true">
          <draw:text-box>
            <text:p text:style-name="P15"><text:span text:style-name="T5">Разработка в моделях жизненного цикл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text-style-name="P15" draw:layer="layout" svg:width="25.199cm" svg:height="1.39cm" svg:x="1.4cm" svg:y="0.628cm" presentation:class="title" presentation:user-transformed="true">
          <draw:text-box>
            <text:p text:style-name="P15"><text:span text:style-name="T5">Планирование разработки</text:span></text:p>
          </draw:text-box>
        </draw:frame>
        <draw:frame presentation:style-name="pr5" draw:layer="layout" svg:width="25.199cm" svg:height="12.347cm" svg:x="1.4cm" svg:y="2.482cm" presentation:class="outline" presentation:user-transformed="true">
          <draw:text-box>
            <text:p text:style-name="P4"><text:span text:style-name="T4">Ключевым аспектом планирования разработки является выбор метода разработки. Он влияет на порядок выполнения предварительных условий </text:span><text:span text:style-name="T5">разработки </text:span>и степень, в которой они должны быть завершены до начала разработки.</text:p>
            <text:p text:style-name="P4"><text:span text:style-name="T4">Метод разработки влияет на способность проектной команды снижать сложность, реагировать на изменения и осуществлять </text:span>разработка для верификации. Этих целей также может быть достигнуты на уровне процессов требований и проектирования, но в любюом случае на них будет влиять выбор метода строительства.</text:p>
            <text:p text:style-name="P4"><text:span text:style-name="T5">Планирование разработки</text:span> также определяет порядок создания <text:s/>компонентов, стратегию интеграции (например, поэтапная или инкрементальная интеграция), процессы управления качеством ПО и другие задачи в соответствии с выбранным методом.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5">Метрики разработки</text:p>
          </draw:text-box>
        </draw:frame>
        <draw:frame presentation:style-name="pr5" draw:layer="layout" svg:width="25.199cm" svg:height="11.092cm" svg:x="1.4cm" svg:y="3.685cm" presentation:class="outline" presentation:user-transformed="true">
          <draw:text-box>
            <text:p text:style-name="P4">Существует множество метрик <text:s/>разработки, относящихся к:</text:p>
            <text:list text:style-name="L2">
              <text:list-item>
                <text:p text:style-name="P4">процессам и артефактам</text:p>
              </text:list-item>
              <text:list-item>
                <text:p text:style-name="P4">разработке кода</text:p>
              </text:list-item>
              <text:list-item>
                <text:p text:style-name="P4">модификации кода</text:p>
              </text:list-item>
              <text:list-item>
                <text:p text:style-name="P4">повторному использованию кода</text:p>
              </text:list-item>
              <text:list-item>
                <text:p text:style-name="P4">сложности кода</text:p>
              </text:list-item>
              <text:list-item>
                <text:p text:style-name="P4">статистике ревизий кода</text:p>
              </text:list-item>
              <text:list-item>
                <text:p text:style-name="P4">частоте обнаружения и устранений дефектов</text:p>
              </text:list-item>
              <text:list-item>
                <text:p text:style-name="P4">Трудозатратам</text:p>
              </text:list-item>
            </text:list>
            <text:p text:style-name="P4">Эти метрики могут быть полезны для управления разработкой, обеспечения качества, улучшения процессов разработки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0T01:46:25.881000000</dc:date>
    <meta:editing-duration>PT16H29M55S</meta:editing-duration>
    <meta:editing-cycles>63</meta:editing-cycles>
    <meta:generator>LibreOffice/7.4.5.1$Windows_X86_64 LibreOffice_project/9c0871452b3918c1019dde9bfac75448afc4b57f</meta:generator>
    <meta:document-statistic meta:object-count="66"/>
  </office:meta>
</office:document-meta>
</file>